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3847in"/>
    </style:style>
    <style:style style:name="Table1.B" style:family="table-column">
      <style:table-column-properties style:column-width="0.1153in"/>
    </style:style>
    <style:style style:name="Table1.C" style:family="table-column">
      <style:table-column-properties style:column-width="2.6549in"/>
    </style:style>
    <style:style style:name="Table1.E" style:family="table-column">
      <style:table-column-properties style:column-width="1.3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dfe3b" officeooo:paragraph-rsid="001dfe3b"/>
    </style:style>
    <style:style style:name="P2" style:family="paragraph" style:parent-style-name="Text_20_body">
      <style:text-properties officeooo:rsid="001b1a3f" officeooo:paragraph-rsid="001b1a3f"/>
    </style:style>
    <style:style style:name="P3" style:family="paragraph" style:parent-style-name="Text_20_body">
      <style:text-properties officeooo:paragraph-rsid="001f419e"/>
    </style:style>
    <style:style style:name="P4" style:family="paragraph" style:parent-style-name="Text_20_body">
      <style:text-properties fo:font-style="italic" fo:font-weight="bold" officeooo:rsid="001a9f58" officeooo:paragraph-rsid="001a9f58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italic" style:text-underline-style="none" fo:font-weight="bold" officeooo:rsid="001a9f58" officeooo:paragraph-rsid="001f419e" style:text-blinking="false" fo:background-color="transparent" style:font-style-asian="italic" style:font-weight-asian="bold" style:font-style-complex="italic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114%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style:text-blinking="false" fo:background-color="transparent" style:font-weight-asian="bold" style:font-weight-complex="bold"/>
    </style:style>
    <style:style style:name="P7" style:family="paragraph" style:parent-style-name="Table_20_Contents">
      <style:text-properties style:font-name="Arial" fo:font-size="11.25pt"/>
    </style:style>
    <style:style style:name="P8" style:family="paragraph" style:parent-style-name="Table_20_Contents">
      <style:text-properties style:font-name="Arial" fo:font-size="11.25pt" officeooo:rsid="002890cf" officeooo:paragraph-rsid="002890cf"/>
    </style:style>
    <style:style style:name="P9" style:family="paragraph" style:parent-style-name="Table_20_Contents">
      <style:text-properties style:font-name="Arial" fo:font-size="11.25pt" officeooo:rsid="002a2b56" officeooo:paragraph-rsid="002a2b56"/>
    </style:style>
    <style:style style:name="P10" style:family="paragraph" style:parent-style-name="Standard" style:list-style-name="L4">
      <style:paragraph-properties fo:text-align="start" style:justify-single-word="false"/>
      <style:text-properties fo:color="#000000" style:font-name="Monospace" fo:font-size="10pt" officeooo:rsid="001cc39b" officeooo:paragraph-rsid="001dfe3b" style:font-size-asian="10pt"/>
    </style:style>
    <style:style style:name="P11" style:family="paragraph" style:parent-style-name="Standard" style:list-style-name="L5">
      <style:paragraph-properties fo:text-align="start" style:justify-single-word="false"/>
      <style:text-properties fo:color="#000000" style:font-name="Arial" fo:font-size="11.25pt" officeooo:rsid="001f419e" officeooo:paragraph-rsid="001f419e" style:font-size-asian="10pt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1cc39b" style:text-blinking="false" fo:background-color="transparent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208d8d" officeooo:paragraph-rsid="00208d8d" style:text-blinking="false" fo:background-color="transparent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20c4e1" officeooo:paragraph-rsid="0020c4e1" style:text-blinking="false" fo:background-color="transparent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227a36" officeooo:paragraph-rsid="00227a36" style:text-blinking="false" fo:background-color="transparent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232e16" officeooo:paragraph-rsid="00232e16" style:text-blinking="false" fo:background-color="transparent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232e16" officeooo:paragraph-rsid="00251cc3" style:text-blinking="false" fo:background-color="transparent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270dbb" officeooo:paragraph-rsid="00270dbb" style:text-blinking="false" fo:background-color="transparent"/>
    </style:style>
    <style:style style:name="P19" style:family="paragraph" style:parent-style-name="Standard" style:list-style-name="L5">
      <style:paragraph-properties fo:text-align="start" style:justify-single-word="false"/>
      <style:text-properties officeooo:rsid="001dfe3b" officeooo:paragraph-rsid="00208d8d"/>
    </style:style>
    <style:style style:name="P20" style:family="paragraph" style:parent-style-name="Standard" style:list-style-name="L1">
      <style:paragraph-properties fo:margin-left="0in" fo:margin-right="0in" fo:text-indent="-0.25in" style:auto-text-indent="false"/>
      <style:text-properties officeooo:rsid="001b1a3f" officeooo:paragraph-rsid="001b1a3f"/>
    </style:style>
    <style:style style:name="P21" style:family="paragraph" style:parent-style-name="Standard" style:list-style-name="L1">
      <style:paragraph-properties fo:margin-left="-0.5in" fo:margin-right="0in" fo:text-align="start" style:justify-single-word="false" fo:text-indent="0in" style:auto-text-indent="false"/>
      <style:text-properties officeooo:paragraph-rsid="001dfe3b"/>
    </style:style>
    <style:style style:name="P22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officeooo:rsid="001cc39b" officeooo:paragraph-rsid="001cc39b"/>
    </style:style>
    <style:style style:name="P23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officeooo:rsid="001cc39b" officeooo:paragraph-rsid="001dfe3b"/>
    </style:style>
    <style:style style:name="P24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1cc39b" officeooo:paragraph-rsid="001cc39b" style:font-size-asian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1cc39b" officeooo:paragraph-rsid="001cc39b" style:font-size-asian="10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28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cc39b" officeooo:paragraph-rsid="001dfe3b" style:text-blinking="false" fo:background-color="transparent" style:font-size-asian="10pt"/>
    </style:style>
    <style:style style:name="P2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dfe3b" officeooo:paragraph-rsid="001dfe3b" style:text-blinking="false" fo:background-color="transparent" style:font-size-asian="10pt"/>
    </style:style>
    <style:style style:name="P30" style:family="paragraph" style:parent-style-name="Text_20_body" style:list-style-name="L1">
      <style:text-properties officeooo:paragraph-rsid="001a9f58"/>
    </style:style>
    <style:style style:name="P31" style:family="paragraph" style:parent-style-name="Text_20_body" style:list-style-name="L1">
      <style:text-properties officeooo:paragraph-rsid="001b1a3f"/>
    </style:style>
    <style:style style:name="P32" style:family="paragraph" style:parent-style-name="Text_20_body" style:list-style-name="L1">
      <style:text-properties officeooo:paragraph-rsid="001cc39b"/>
    </style:style>
    <style:style style:name="P33" style:family="paragraph" style:parent-style-name="Text_20_body" style:list-style-name="L1">
      <style:text-properties fo:font-style="normal" fo:font-weight="normal" officeooo:rsid="001a9f58" officeooo:paragraph-rsid="001a9f58" style:font-style-asian="normal" style:font-weight-asian="normal" style:font-style-complex="normal" style:font-weight-complex="normal"/>
    </style:style>
    <style:style style:name="P34" style:family="paragraph" style:parent-style-name="Text_20_body" style:list-style-name="L2">
      <style:text-properties officeooo:paragraph-rsid="001f419e"/>
    </style:style>
    <style:style style:name="P35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b1a3f" officeooo:paragraph-rsid="001b1a3f" style:text-blinking="false" fo:background-color="transparent"/>
    </style:style>
    <style:style style:name="P36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cc39b" officeooo:paragraph-rsid="001cc39b" style:text-blinking="false" fo:background-color="transparent"/>
    </style:style>
    <style:style style:name="P37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1cc39b" style:text-blinking="false" fo:background-color="transparent"/>
    </style:style>
    <style:style style:name="P38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232e16" officeooo:paragraph-rsid="00232e16" style:text-blinking="false" fo:background-color="transparent"/>
    </style:style>
    <style:style style:name="P39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25e811" officeooo:paragraph-rsid="0025e811" style:text-blinking="false" fo:background-color="transparent"/>
    </style:style>
    <style:style style:name="P40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270dbb" officeooo:paragraph-rsid="00270dbb" style:text-blinking="false" fo:background-color="transparent"/>
    </style:style>
    <style:style style:name="P41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2890cf" officeooo:paragraph-rsid="002890cf" style:text-blinking="false" fo:background-color="transparent"/>
    </style:style>
    <style:style style:name="P42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2dc871" officeooo:paragraph-rsid="002dc871" style:text-blinking="false" fo:background-color="transparent"/>
    </style:style>
    <style:style style:name="P43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232e16" officeooo:paragraph-rsid="00232e16" style:text-blinking="false" fo:background-color="transparent" style:font-weight-asian="bold" style:font-weight-complex="bold"/>
    </style:style>
    <style:style style:name="P44" style:family="paragraph" style:parent-style-name="Text_20_body" style:list-style-name="L3">
      <style:text-properties officeooo:paragraph-rsid="001cc39b"/>
    </style:style>
    <style:style style:name="P45" style:family="paragraph" style:parent-style-name="Text_20_body">
      <style:text-properties officeooo:paragraph-rsid="0023bb67"/>
    </style:style>
    <style:style style:name="P46" style:family="paragraph" style:parent-style-name="Text_20_body" style:list-style-name="L1">
      <style:paragraph-properties fo:margin-top="0in" fo:margin-bottom="0in" style:contextual-spacing="false" fo:line-height="114%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1cc39b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a9f58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b1a3f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cc39b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loext:char-shading-value="0" style:font-size-asian="10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f419e" style:text-blinking="false" fo:background-color="transparent" loext:char-shading-value="0" style:font-size-asian="10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232e1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23bb67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Monospace" fo:font-size="10pt" fo:font-style="normal" style:text-underline-style="none" fo:font-weight="normal" officeooo:rsid="001b1a3f" style:text-blinking="false" fo:background-color="transparent" loext:char-shading-value="0" style:font-size-asian="10pt"/>
    </style:style>
    <style:style style:name="T10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color="#000000" style:font-name="Monospace" fo:font-size="10pt" style:font-size-asian="10pt"/>
    </style:style>
    <style:style style:name="T12" style:family="text">
      <style:text-properties fo:color="#000000" style:font-name="Monospace" fo:font-size="10pt" officeooo:rsid="001dfe3b" style:font-size-asian="10pt"/>
    </style:style>
    <style:style style:name="T13" style:family="text">
      <style:text-properties fo:color="#000000" style:font-name="Monospace" fo:font-size="10pt" fo:font-style="italic" style:font-size-asian="10pt" style:font-style-asian="italic"/>
    </style:style>
    <style:style style:name="T14" style:family="text">
      <style:text-properties fo:color="#000000" style:font-name="Monospace" fo:font-size="10pt" style:font-size-asian="10pt"/>
    </style:style>
    <style:style style:name="T15" style:family="text">
      <style:text-properties fo:color="#000000" style:font-name="Monospace" fo:font-size="10pt" fo:font-style="italic" style:font-size-asian="10pt" style:font-style-asian="italic"/>
    </style:style>
    <style:style style:name="T16" style:family="text">
      <style:text-properties fo:font-style="normal" fo:font-weight="normal" officeooo:rsid="001a9f58" style:font-style-asian="normal" style:font-weight-asian="normal" style:font-style-complex="normal" style:font-weight-complex="normal"/>
    </style:style>
    <style:style style:name="T17" style:family="text">
      <style:text-properties fo:font-style="italic" fo:font-weight="bold" officeooo:rsid="001a9f58" style:font-style-asian="italic" style:font-weight-asian="bold" style:font-style-complex="italic" style:font-weight-complex="bold"/>
    </style:style>
    <style:style style:name="T18" style:family="text">
      <style:text-properties fo:color="#7f0055" style:font-name="Monospace" fo:font-size="10pt" fo:font-weight="bold" style:font-size-asian="10pt" style:font-weight-asian="bold"/>
    </style:style>
    <style:style style:name="T19" style:family="text">
      <style:text-properties fo:color="#7f0055" style:font-name="Monospace" fo:font-size="10pt" fo:font-weight="bold" style:font-size-asian="10pt" style:font-weight-asian="bold"/>
    </style:style>
    <style:style style:name="T20" style:family="text">
      <style:text-properties fo:color="#0000c0" style:font-name="Monospace" fo:font-size="10pt" style:font-size-asian="10pt"/>
    </style:style>
    <style:style style:name="T21" style:family="text">
      <style:text-properties fo:color="#0000c0" style:font-name="Monospace" fo:font-size="10pt" style:font-size-asian="10pt"/>
    </style:style>
    <style:style style:name="T22" style:family="text">
      <style:text-properties fo:color="#0000c0" style:font-name="Monospace" fo:font-size="10pt" fo:font-style="italic" style:font-size-asian="10pt" style:font-style-asian="italic"/>
    </style:style>
    <style:style style:name="T23" style:family="text">
      <style:text-properties style:font-name="Monospace" fo:font-size="10pt" officeooo:rsid="001b1a3f" style:font-size-asian="10pt"/>
    </style:style>
    <style:style style:name="T24" style:family="text">
      <style:text-properties fo:color="#3f5fbf" style:font-name="Monospace" fo:font-size="10pt" officeooo:rsid="001cc39b"/>
    </style:style>
    <style:style style:name="T25" style:family="text">
      <style:text-properties style:font-name="Monospace" fo:font-size="10pt" style:font-size-asian="10pt"/>
    </style:style>
    <style:style style:name="T26" style:family="text">
      <style:text-properties style:font-name="Monospace" fo:font-size="10pt" officeooo:rsid="00208d8d" style:font-size-asian="10pt"/>
    </style:style>
    <style:style style:name="T27" style:family="text">
      <style:text-properties style:font-name="Monospace" fo:font-size="10pt" officeooo:rsid="00251cc3" style:font-size-asian="10pt"/>
    </style:style>
    <style:style style:name="T28" style:family="text">
      <style:text-properties officeooo:rsid="00208d8d"/>
    </style:style>
    <style:style style:name="T29" style:family="text">
      <style:text-properties fo:color="#3f7f5f" style:font-name="Monospace" fo:font-size="10pt" style:font-size-asian="10pt"/>
    </style:style>
    <style:style style:name="T30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31" style:family="text">
      <style:text-properties fo:color="#2a00ff" style:font-name="Monospace" fo:font-size="10pt" style:font-size-asian="10pt"/>
    </style:style>
    <style:style style:name="T32" style:family="text">
      <style:text-properties fo:color="#7f9fbf" style:font-name="Monospace" fo:font-size="10pt" fo:font-weight="bold" style:font-size-asian="10pt" style:font-weight-asian="bold"/>
    </style:style>
    <style:style style:name="T33" style:family="text">
      <style:text-properties officeooo:rsid="00251c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a3bd58dd-db62-8ac9-76e2-ad450ceb4ab5"/>GraphChi debugged </text:p>
      <text:p text:style-name="Text_20_body"/>
      <text:p text:style-name="P4">PageRank.java</text:p>
      <text:list xml:id="list7256566643957410563" text:style-name="L1">
        <text:list-item>
          <text:p text:style-name="P33">Start from main() method of this File. </text:p>
        </text:list-item>
        <text:list-item>
          <text:p text:style-name="P33">createSharder – Anonymous functions. Creates a FastSharder&lt;float, float&gt; but doesn't perform sharder.shard() function since we already provide number of shards. </text:p>
        </text:list-item>
        <text:list-item>
          <text:p text:style-name="P30"><text:span text:style-name="T16">We need a graphChi </text:span><text:span text:style-name="T17">engine </text:span><text:span text:style-name="T16">which has a predefined edataconverter and vertexdataconverter</text:span></text:p>
        </text:list-item>
        <text:list-item>
          <text:p text:style-name="P30"><text:span text:style-name="T1">Everything boils down to this method </text:span><text:span text:style-name="T2">in GraphChiEngine.java file </text:span></text:p>
          <text:list>
            <text:list-item>
              <text:p text:style-name="P31"><text:span text:style-name="T2">e</text:span><text:span text:style-name="T1">ngine.run() </text:span></text:p>
            </text:list-item>
          </text:list>
        </text:list-item>
      </text:list>
      <text:p text:style-name="P5">PageRank.java</text:p>
      <text:p text:style-name="P3"/>
      <text:list xml:id="list8059815851908108319" text:style-name="L2">
        <text:list-item>
          <text:p text:style-name="P34"><text:span text:style-name="T1">There are two parallel threads </text:span><text:span text:style-name="T3">which will run asychronously </text:span></text:p>
        </text:list-item>
      </text:list>
      <text:list xml:id="list140237668122983" text:continue-list="list7256566643957410563" text:style-name="L1">
        <text:list-item>
          <text:list>
            <text:list-item>
              <text:list>
                <text:list-item>
                  <text:p text:style-name="P35">parallelExecutor – ExecutorService, FixedThreadPool, submit ( Runnable), returns Future objects to track if thread finished <text:tab/></text:p>
                </text:list-item>
                <text:list-item>
                  <text:p text:style-name="P35">LoadingExecutor -similar to parallel executor </text:p>
                </text:list-item>
              </text:list>
            </text:list-item>
          </text:list>
        </text:list-item>
      </text:list>
      <text:list xml:id="list5316834147907914129" text:style-name="L3">
        <text:list-item>
          <text:p text:style-name="P44"><text:span text:style-name="T3">initializeSlidingShards </text:span><text:span text:style-name="T4">method. In the input file folder, the following files will be generated which was used as inputs</text:span></text:p>
        </text:list-item>
      </text:list>
      <text:list xml:id="list140239485289973" text:continue-list="list140237668122983" text:style-name="L1">
        <text:list-header>
          <text:p text:style-name="P32"><text:span text:style-name="T9">edataFilename </text:span><text:span text:style-name="T1">Edge Data File - myexamples/testPageRank.dat.edata_java.e4B.0_2</text:span></text:p>
          <text:p text:style-name="P46"><text:span text:style-name="T23">adjFilename </text:span>Adjacency Data - myexamples/testPageRank.dat.edata_java.0_2.adj</text:p>
          <text:p text:style-name="P36"/>
          <text:p text:style-name="P20"><text:span text:style-name="T11">SlidingShard&lt;EdgeDataType&gt; slidingShard = </text:span><text:span text:style-name="T18">new</text:span><text:span text:style-name="T11"> SlidingShard&lt;EdgeDataType&gt;(edataFilename, adjFilename, </text:span><text:span text:style-name="T20">intervals</text:span><text:span text:style-name="T11">.get(p).getFirstVertex(),</text:span></text:p>
          <text:p text:style-name="P21"><text:span text:style-name="T11"><text:s text:c="20"/></text:span><text:span text:style-name="T20">intervals</text:span><text:span text:style-name="T11">.get(p).getLastVertex());</text:span></text:p>
          <text:p text:style-name="P21"/>
        </text:list-header>
      </text:list>
      <text:list xml:id="list7813975902114923015" text:style-name="L4">
        <text:list-item>
          <text:p text:style-name="P10">initializeVertexHandler</text:p>
        </text:list-item>
      </text:list>
      <text:list xml:id="list140237706467904" text:continue-list="list140239485289973" text:style-name="L1">
        <text:list-header>
          <text:p text:style-name="P22"><text:span text:style-name="T20">vertexDataHandler</text:span><text:span text:style-name="T11"> = </text:span><text:span text:style-name="T18">new</text:span><text:span text:style-name="T11"> VertexData&lt;VertexDataType&gt;(numVertices(), </text:span><text:span text:style-name="T20">baseFilename</text:span><text:span text:style-name="T11">, </text:span><text:span text:style-name="T20">vertexDataConverter</text:span><text:span text:style-name="T11">, </text:span><text:span text:style-name="T18">true</text:span><text:span text:style-name="T11">);</text:span></text:p>
        </text:list-header>
      </text:list>
      <text:p text:style-name="P25"/>
      <text:list xml:id="list140238259148381" text:continue-numbering="true" text:style-name="L1">
        <text:list-header>
          <text:p text:style-name="P23"><text:span text:style-name="T11">- </text:span><text:span text:style-name="T12">Reads from </text:span><text:span text:style-name="T11">File vertexfile = </text:span><text:span text:style-name="T18">new</text:span><text:span text:style-name="T11"> File(ChiFilenames.</text:span><text:span text:style-name="T13">getFilenameOfVertexData</text:span><text:span text:style-name="T11">(baseFilename, converter, </text:span><text:span text:style-name="T20">sparse</text:span><text:span text:style-name="T11">));</text:span></text:p>
          <text:p text:style-name="P23"/>
        </text:list-header>
      </text:list>
      <text:p text:style-name="P28">Vertex Data File – myexamples/testPageRank.dat.4Bj.vout</text:p>
      <text:p text:style-name="P29">Counts number of vertices etc</text:p>
      <text:p text:style-name="P29">Sets block manager which has synchronised block set and raw data setting </text:p>
      <text:p text:style-name="P1"/>
      <text:list xml:id="list5472022439484424073" text:style-name="L5">
        <text:list-item>
          <text:p text:style-name="P19"><text:span text:style-name="T5">program. Beginiteration() not defined for PageRank</text:span></text:p>
        </text:list-item>
        <text:list-item>
          <text:p text:style-name="P19"><text:span text:style-name="T5">c</text:span><text:span text:style-name="T6">reate memory shard is after begin iteration. Indexes were set earlier</text:span></text:p>
        </text:list-item>
        <text:list-item>
          <text:p text:style-name="P11"><text:span text:style-name="T10">determinenextwindow is after createMemory shard </text:span><text:span text:style-name="T24">G</text:span><text:span text:style-name="T10">raphChi keeps track of the degree of </text:span><text:soft-page-break/><text:span text:style-name="T10">each vertex (count of in- and out-edges).</text:span><text:span text:style-name="T24"> </text:span></text:p>
        </text:list-item>
      </text:list>
      <text:list xml:id="list140239343478927" text:continue-list="list140238259148381" text:style-name="L1">
        <text:list-item>
          <text:p text:style-name="P24"/>
        </text:list-item>
      </text:list>
      <text:p text:style-name="P2"/>
      <text:p text:style-name="P12"><text:span text:style-name="T26">4. </text:span><text:span text:style-name="T25">vertexBlockId = initVertices(nvertices, </text:span><text:span text:style-name="T20">subIntervalStart</text:span><text:span text:style-name="T25">, vertices)</text:span></text:p>
      <text:p text:style-name="P37"><text:s/><text:span text:style-name="T28">initializes vertices and loads blocks into memory ---- </text:span></text:p>
      <text:p text:style-name="P37"/>
      <text:p text:style-name="P12"><text:span text:style-name="T26">5. </text:span><text:span text:style-name="T25">loadBeforeUpdates </text:span><text:span text:style-name="T26">is done synchronously</text:span></text:p>
      <text:p text:style-name="P12"><text:span text:style-name="T26"><text:s/>has a call to another function which is loadVertices() </text:span></text:p>
      <text:p text:style-name="P13"><text:span text:style-name="T25">that loads edge data and adj chunk data block synchronously</text:span></text:p>
      <text:p text:style-name="P13"/>
      <text:p text:style-name="P13"/>
      <text:p text:style-name="P14">This function has a barrier </text:p>
      <text:p text:style-name="P13"><text:span text:style-name="T29">// barrier</text:span></text:p>
      <text:p text:style-name="P26"><text:span text:style-name="T11"><text:s text:c="12"/></text:span><text:span text:style-name="T18">try</text:span><text:span text:style-name="T11"> {</text:span></text:p>
      <text:p text:style-name="P26"><text:span text:style-name="T11"><text:s text:c="16"/></text:span><text:span text:style-name="T18">while</text:span><text:span text:style-name="T11">(countDown.get() &gt; 0) {</text:span></text:p>
      <text:p text:style-name="P26"><text:span text:style-name="T11"><text:s text:c="20"/>terminationLock.wait(5000);</text:span></text:p>
      <text:p text:style-name="P26"><text:span text:style-name="T11"><text:s text:c="20"/></text:span><text:span text:style-name="T18">if</text:span><text:span text:style-name="T11"> (countDown.get() &gt; 0) {</text:span></text:p>
      <text:p text:style-name="P26"><text:span text:style-name="T11"><text:s text:c="24"/></text:span><text:span text:style-name="T22">logger</text:span><text:span text:style-name="T11">.info(</text:span><text:span text:style-name="T31">"Still waiting for loading, counter is: "</text:span><text:span text:style-name="T11"> + countDown.get());</text:span></text:p>
      <text:p text:style-name="P26"><text:span text:style-name="T11"><text:s text:c="20"/>}</text:span></text:p>
      <text:p text:style-name="P26"><text:span text:style-name="T11"><text:s text:c="16"/>}</text:span></text:p>
      <text:p text:style-name="P13"><text:span text:style-name="T25"/></text:p>
      <text:p text:style-name="P13"/>
      <text:p text:style-name="P15"><text:span text:style-name="T25">Need to understand how the barrier works. </text:span></text:p>
      <text:p text:style-name="P15"/>
      <text:p text:style-name="P16"><text:span text:style-name="T25">The call gets transferred to the tasks submitted using parallelExecutor. </text:span></text:p>
      <text:p text:style-name="P16"/>
      <text:p text:style-name="P16"><text:span text:style-name="T25">The nextstep in processing is now in sliding shard which is described below </text:span></text:p>
      <text:p text:style-name="P37"/>
      <text:p text:style-name="P37"/>
      <text:p text:style-name="P43">SlidingShard.java </text:p>
      <text:p text:style-name="P38"/>
      <text:p text:style-name="P16"><text:span text:style-name="T25">readNextVertices gets called when a new threadpool starts</text:span></text:p>
      <text:p text:style-name="P45"><text:span text:style-name="T7">- </text:span><text:span text:style-name="T8">it also commits supposedly asynchronously but it is not asynchronously. Im not sure</text:span></text:p>
      <text:p text:style-name="P45"><text:span text:style-name="T18">byte</text:span><text:span text:style-name="T11">[] data = </text:span><text:span text:style-name="T20">blockManager</text:span><text:span text:style-name="T11">.getRawBlock(</text:span><text:span text:style-name="T20">blockId</text:span><text:span text:style-name="T11">);</text:span></text:p>
      <text:p text:style-name="P26"><text:span text:style-name="T11"><text:s text:c="12"/>CompressedIO.</text:span><text:span text:style-name="T13">writeCompressed</text:span><text:span text:style-name="T11">(</text:span><text:span text:style-name="T18">new</text:span><text:span text:style-name="T11"> File(</text:span><text:span text:style-name="T20">blockFileName</text:span><text:span text:style-name="T11">), data, </text:span><text:span text:style-name="T20">end</text:span><text:span text:style-name="T11"> - </text:span><text:span text:style-name="T20">offset</text:span><text:span text:style-name="T11">);</text:span></text:p>
      <text:p text:style-name="P38"/>
      <text:p text:style-name="P17"><text:span text:style-name="T27">This code I am not sure how to interpret it. Cos they haven't done the asynchronous coding I feel.</text:span></text:p>
      <text:p text:style-name="P17"/>
      <text:p text:style-name="P17"><text:span text:style-name="T27">Need to verify results from K means. </text:span></text:p>
      <text:p text:style-name="P17"><text:span text:style-name="T25"><text:s/></text:span></text:p>
      <text:p text:style-name="P17"><text:span text:style-name="T18">void</text:span><text:span text:style-name="T25"> commitAsync() </text:span><text:span text:style-name="T18">throws</text:span><text:span text:style-name="T25"> IOException {</text:span></text:p>
      <text:p text:style-name="P26"><text:span text:style-name="T11"><text:s text:c="12"/>commitNow();</text:span></text:p>
      <text:p text:style-name="P26"><text:span text:style-name="T11"><text:s text:c="12"/></text:span><text:span text:style-name="T29">// </text:span><text:span text:style-name="T32">TODO</text:span><text:span text:style-name="T29"> asynchronous implementation</text:span></text:p>
      <text:p text:style-name="P26"><text:span text:style-name="T11"><text:s text:c="12"/>release();</text:span></text:p>
      <text:p text:style-name="P26"><text:span text:style-name="T11"><text:s text:c="8"/>}</text:span></text:p>
      <text:p text:style-name="P38"><text:soft-page-break/></text:p>
      <text:p text:style-name="P16"><text:span text:style-name="T18">void</text:span><text:span text:style-name="T25"> readAsync() </text:span><text:span text:style-name="T18">throws</text:span><text:span text:style-name="T25"> IOException {</text:span></text:p>
      <text:p text:style-name="P26"><text:span text:style-name="T11"><text:s text:c="12"/></text:span><text:span text:style-name="T29">// </text:span><text:span text:style-name="T32">TODO</text:span><text:span text:style-name="T29">: actually </text:span><text:span text:style-name="T30">async</text:span></text:p>
      <text:p text:style-name="P26"><text:span text:style-name="T11"><text:s text:c="12"/>readNow();</text:span></text:p>
      <text:p text:style-name="P26"><text:span text:style-name="T11"><text:s text:c="8"/>}</text:span></text:p>
      <text:p text:style-name="P38"/>
      <text:p text:style-name="P16"><text:span text:style-name="T25">myexamples/testPageRank.dat.edata_java.e4B.1_2_blockdir_4194304/0</text:span></text:p>
      <text:p text:style-name="P38"/>
      <text:p text:style-name="P38"/>
      <text:p text:style-name="P38"/>
      <text:p text:style-name="P38"/>
      <text:p text:style-name="P39">There are threads waiting on an object's monitor. They wake when notifyAll is sent </text:p>
      <text:p text:style-name="P39"/>
      <text:p text:style-name="P39"/>
      <text:p text:style-name="P40">now, execUpdates is called where again updates are submiited into multiple threads.</text:p>
      <text:p text:style-name="P40"/>
      <text:p text:style-name="P40">Finally this calls PageRank.update function. </text:p>
      <text:p text:style-name="P18"><text:span text:style-name="T25"><text:s/></text:span><text:span text:style-name="T18">public</text:span><text:span text:style-name="T25"> </text:span><text:span text:style-name="T18">void</text:span><text:span text:style-name="T25"> update(ChiVertex&lt;Float, Float&gt; vertex, GraphChiContext context) <text:s/>{</text:span></text:p>
      <text:p text:style-name="P26"><text:span text:style-name="T11"><text:s text:c="8"/></text:span><text:span text:style-name="T18">if</text:span><text:span text:style-name="T11"> (context.getIteration() == 0) {</text:span></text:p>
      <text:p text:style-name="P26"><text:span text:style-name="T11"><text:s text:c="12"/></text:span><text:span text:style-name="T29">/* Initialize on first iteration */</text:span></text:p>
      <text:p text:style-name="P26"><text:span text:style-name="T11"><text:s text:c="12"/>vertex.setValue(1.0f);</text:span></text:p>
      <text:p text:style-name="P26"><text:span text:style-name="T11"><text:s text:c="8"/>} </text:span><text:span text:style-name="T18">else</text:span><text:span text:style-name="T11"> {</text:span></text:p>
      <text:p text:style-name="P26"><text:span text:style-name="T11"><text:s text:c="12"/></text:span><text:span text:style-name="T29">/* On other iterations, set my value to be the weighted</text:span></text:p>
      <text:p text:style-name="P26"><text:span text:style-name="T29"><text:s text:c="15"/>average of my in-coming neighbors </text:span><text:span text:style-name="T30">pageranks</text:span><text:span text:style-name="T29">.</text:span></text:p>
      <text:p text:style-name="P26"><text:span text:style-name="T29"><text:s text:c="13"/>*/</text:span></text:p>
      <text:p text:style-name="P26"><text:span text:style-name="T11"><text:s text:c="12"/></text:span><text:span text:style-name="T18">float</text:span><text:span text:style-name="T11"> sum = 0.f;</text:span></text:p>
      <text:p text:style-name="P26"><text:span text:style-name="T11"><text:s text:c="12"/></text:span><text:span text:style-name="T18">for</text:span><text:span text:style-name="T11">(</text:span><text:span text:style-name="T18">int</text:span><text:span text:style-name="T11"> i=0; i&lt;vertex.numInEdges(); i++) {</text:span></text:p>
      <text:p text:style-name="P26"><text:span text:style-name="T11"><text:s text:c="16"/>sum += vertex.inEdge(i).getValue();</text:span></text:p>
      <text:p text:style-name="P26"><text:span text:style-name="T11"><text:s text:c="12"/>}</text:span></text:p>
      <text:p text:style-name="P26"><text:span text:style-name="T11"><text:s text:c="12"/>vertex.setValue(0.15f + 0.85f * sum);</text:span></text:p>
      <text:p text:style-name="P26"><text:span text:style-name="T11"><text:s text:c="8"/>}</text:span></text:p>
      <text:p text:style-name="P27"/>
      <text:p text:style-name="P26"><text:span text:style-name="T11"><text:s text:c="8"/></text:span><text:span text:style-name="T29">/* Write my value (divided by my out-degree) to my out-edges so neighbors can read it. */</text:span></text:p>
      <text:p text:style-name="P26"><text:span text:style-name="T11"><text:s text:c="8"/></text:span><text:span text:style-name="T18">float</text:span><text:span text:style-name="T11"> outValue = vertex.getValue() / vertex.numOutEdges();</text:span></text:p>
      <text:p text:style-name="P26"><text:span text:style-name="T11"><text:s text:c="8"/></text:span><text:span text:style-name="T18">for</text:span><text:span text:style-name="T11">(</text:span><text:span text:style-name="T18">int</text:span><text:span text:style-name="T11"> i=0; i&lt;vertex.numOutEdges(); i++) {</text:span></text:p>
      <text:p text:style-name="P26"><text:span text:style-name="T11"><text:s text:c="12"/>vertex.outEdge(i).setValue(outValue);</text:span></text:p>
      <text:p text:style-name="P26"><text:span text:style-name="T11"><text:s text:c="8"/>}</text:span></text:p>
      <text:p text:style-name="P27"/>
      <text:p text:style-name="P26"><text:span text:style-name="T11"><text:s text:c="4"/>}</text:span></text:p>
      <text:p text:style-name="P27"/>
      <text:p text:style-name="P40"/>
      <text:p text:style-name="P41">PageRank.java</text:p>
      <text:p text:style-name="P41">Which then treats the list of two columns as vertices to vertices </text:p>
      <text:p text:style-name="P41"><text:soft-page-break/>but we need to either change the preprocessing to represent hypergraphs as bipartite graph. </text:p>
      <text:p text:style-name="P41">Or change the implementation to understand </text:p>
      <text:p text:style-name="P41">vertices to hyperedges. </text:p>
      <text:p text:style-name="P41"/>
      <text:p text:style-name="P41">Idea: </text:p>
      <text:p text:style-name="P41">Have a seperate metadata file to store only <text:s/>vertices to vertices representing hyperedges. </text:p>
      <text:p text:style-name="P41">Duplicate the data. </text:p>
      <text:p text:style-name="P41">For eg</text:p>
      <text:p text:style-name="P41"/>
      <text:p text:style-name="P41">Author Collaboration data </text:p>
      <text:p text:style-name="P41">hyperedge1 vertex1 vertex2 vertex3 </text:p>
      <text:p text:style-name="P41">hyperedge2 vertex2 vertex3 vertex4 and so on</text:p>
      <text:p text:style-name="P41"/>
      <text:p text:style-name="P41">then reduce it to simple graph representation </text:p>
      <text:p text:style-name="P41">src – destination connected by hyperedge </text:p>
      <text:p text:style-name="P41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9">Interval 1</text:p>
          </table:table-cell>
          <table:table-cell table:style-name="Table2.B1" office:value-type="string">
            <text:p text:style-name="P9">Inteval 2</text:p>
          </table:table-cell>
        </table:table-row>
        <table:table-row>
          <table:table-cell table:style-name="Table2.A2" office:value-type="string">
            <text:p text:style-name="P9">Vertex1 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9">Vertex2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9">Vertex3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9">Vertex4</text:p>
          </table:table-cell>
          <table:table-cell table:style-name="Table2.B2" office:value-type="string">
            <text:p text:style-name="P7"/>
          </table:table-cell>
        </table:table-row>
      </table:table>
      <text:p text:style-name="P41"/>
      <text:p text:style-name="P4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8">Shard 1 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Shard 2 </text:p>
          </table:table-cell>
          <table:table-cell table:style-name="Table1.A1" office:value-type="string">
            <text:p text:style-name="P7"/>
          </table:table-cell>
          <table:table-cell table:style-name="Table1.E1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1">vertex1 vertex2 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Vertex2 Vertex1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1">vertex2 vertex3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Vertex3 Vertex2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1">vertex2 vertex3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Vertex3 Vertex2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1">vertex2 vertex4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Vertex4 Vertex2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</table:table>
      <text:p text:style-name="P41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00:42:27.175916527</meta:creation-date>
    <dc:date>2014-11-23T14:02:37.289734143</dc:date>
    <meta:editing-duration>PT1H21M43S</meta:editing-duration>
    <meta:editing-cycles>10</meta:editing-cycles>
    <meta:generator>LibreOffice/4.2.6.3$Linux_X86_64 LibreOffice_project/420$Build-3</meta:generator>
    <meta:document-statistic meta:table-count="2" meta:image-count="0" meta:object-count="0" meta:page-count="4" meta:paragraph-count="117" meta:word-count="627" meta:character-count="5105" meta:non-whitespace-character-count="4131"/>
  </office:meta>
</office:document-meta>
</file>